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0.758cm"/>
    </style:style>
    <style:style style:name="co3" style:family="table-column">
      <style:table-column-properties fo:break-before="auto" style:column-width="0.669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0.7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style:font-name="Ubuntu"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Ubuntu"/>
    </style:style>
    <style:style style:name="ce4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Ubuntu"/>
    </style:style>
    <style:style style:name="ce5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Ubuntu" fo:font-weight="bold" style:font-weight-asian="bold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style:font-name="Ubuntu"/>
    </style:style>
    <style:style style:name="ce7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000000" style:font-name="Ubuntu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  <style:text-properties style:font-name="Ubuntu" fo:font-weight="bold" style:font-weight-asian="bold" style:font-weight-complex="bold"/>
    </style:style>
    <style:style style:name="ce11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000000"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16374" table:default-cell-style-name="Default"/>
        <table:table-row table:style-name="ro1">
          <table:table-cell table:style-name="ce1"/>
          <table:table-cell table:style-name="ce2"/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1" table:number-columns-repeated="16379"/>
        </table:table-row>
        <table:table-row table:style-name="ro1">
          <table:table-cell/>
          <table:table-cell table:style-name="ce3" office:value-type="string" calcext:value-type="string">
            <text:p>1:0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/>
          <table:table-cell table:style-name="ce3" office:value-type="string" calcext:value-type="string">
            <text:p>1:0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/>
          <table:table-cell table:style-name="ce3" office:value-type="string" calcext:value-type="string">
            <text:p>2:0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/>
          <table:table-cell table:style-name="ce3" office:value-type="string" calcext:value-type="string">
            <text:p>2:01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6379"/>
        </table:table-row>
        <table:table-row table:style-name="ro1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/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c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/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3"/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5" calcext:value-type="float">
            <text:p>1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/>
          <table:table-cell table:style-name="ce2" office:value-type="string" calcext:value-type="string">
            <text:p>index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ur Tarassow</meta:initial-creator>
    <meta:creation-date>2023-11-07T21:48:03.184307214</meta:creation-date>
    <dc:date>2023-11-08T17:32:42.328118823</dc:date>
    <dc:creator>Artur Tarassow</dc:creator>
    <meta:editing-duration>PT7H23M54S</meta:editing-duration>
    <meta:editing-cycles>3</meta:editing-cycles>
    <meta:generator>LibreOffice/7.6.2.1$Linux_X86_64 LibreOffice_project/60$Build-1</meta:generator>
    <meta:document-statistic meta:table-count="1" meta:cell-count="120" meta:object-count="0"/>
  </office:meta>
</office:document-meta>
</file>